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st1&lt;text:line-break&gt;&lt;/text:line-break&gt;&lt;/text:p&gt; (and if an error occurs in this process, the error will look like this: <office:annotation><dc:creator>POD</dc:creator><dc:date>2008-12-11T14:06:11</dc:date><text:p>Error while evaluating expression "xhtml('Hell&lt;br&gt;o!')". &lt;unknown&gt;:1:31: End tag for 'podXhtml' seen, but 'br' expected</text:p></office:annotation>. &lt; &gt; ! &amp; § ù etc. ' “ “</text:p>
      <text:p text:style-name="Standard"/>
      <text:p>Test1<text:line-break/></text:p>
      <text:p>Test1<text:line-break/></text:p>
      <text:p>Test1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14:06:05</dc:date>
    <dc:language>en-US</dc:language>
    <meta:editing-cycles>16</meta:editing-cycles>
    <meta:editing-duration>PT1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6" meta:character-count="727"/>
  </office:meta>
</office:document-meta>
</file>